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BA0000003C099B96BD.png" manifest:media-type="image/png"/>
  <manifest:file-entry manifest:full-path="Pictures/10000201000000FA000000503FCB602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04cm" style:rel-column-width="10423*"/>
    </style:style>
    <style:style style:name="Table1.B" style:family="table-column">
      <style:table-column-properties style:column-width="6.6cm" style:rel-column-width="25444*"/>
    </style:style>
    <style:style style:name="Table1.C" style:family="table-column">
      <style:table-column-properties style:column-width="7.696cm" style:rel-column-width="296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64a8d" officeooo:paragraph-rsid="0017d8a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164a8d" officeooo:paragraph-rsid="00164a8d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164a8d" officeooo:paragraph-rsid="00164a8d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bold" officeooo:rsid="00164a8d" officeooo:paragraph-rsid="00164a8d" style:font-size-asian="10pt" style:font-weight-asian="bold" style:font-size-complex="10pt" style:font-weight-complex="bold"/>
    </style:style>
    <style:style style:name="P5" style:family="paragraph" style:parent-style-name="Table_20_Contents" style:list-style-name="L11">
      <style:paragraph-properties fo:text-align="start" style:justify-single-word="false"/>
      <style:text-properties fo:font-size="10pt" officeooo:rsid="0017044f" officeooo:paragraph-rsid="0017044f" style:font-size-asian="10pt" style:font-size-complex="10pt"/>
    </style:style>
    <style:style style:name="P6" style:family="paragraph" style:parent-style-name="Table_20_Contents" style:list-style-name="L11">
      <style:paragraph-properties fo:text-align="start" style:justify-single-word="false"/>
      <style:text-properties fo:font-size="10pt" officeooo:rsid="00164a8d" officeooo:paragraph-rsid="00164a8d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officeooo:rsid="0018705a" officeooo:paragraph-rsid="0018705a" style:font-size-asian="10pt" style:font-size-complex="10pt"/>
    </style:style>
    <style:style style:name="P8" style:family="paragraph" style:parent-style-name="Table_20_Contents" style:list-style-name="L11">
      <style:paragraph-properties fo:text-align="start" style:justify-single-word="false"/>
      <style:text-properties fo:font-size="10pt" officeooo:rsid="001a670e" officeooo:paragraph-rsid="001a670e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font-size="10pt" officeooo:rsid="001b581a" officeooo:paragraph-rsid="001b581a" style:font-size-asian="10pt" style:font-size-complex="10pt"/>
    </style:style>
    <style:style style:name="P10" style:family="paragraph" style:parent-style-name="Table_20_Contents" style:list-style-name="L11">
      <style:paragraph-properties fo:text-align="start" style:justify-single-word="false"/>
      <style:text-properties fo:font-size="10pt" officeooo:rsid="001b581a" officeooo:paragraph-rsid="001b581a" style:font-size-asian="10pt" style:font-size-complex="10pt"/>
    </style:style>
    <style:style style:name="P11" style:family="paragraph" style:parent-style-name="Table_20_Contents" style:list-style-name="L11">
      <style:paragraph-properties fo:text-align="start" style:justify-single-word="false"/>
      <style:text-properties fo:font-size="10pt" officeooo:rsid="001b581a" officeooo:paragraph-rsid="0021edaf" style:font-size-asian="10pt" style:font-size-complex="10pt"/>
    </style:style>
    <style:style style:name="P12" style:family="paragraph" style:parent-style-name="Table_20_Contents" style:list-style-name="L11">
      <style:paragraph-properties fo:text-align="start" style:justify-single-word="false"/>
      <style:text-properties fo:font-size="10pt" style:font-size-asian="10pt" style:font-size-complex="10pt"/>
    </style:style>
    <style:style style:name="P13" style:family="paragraph" style:parent-style-name="Table_20_Contents" style:list-style-name="L11">
      <style:paragraph-properties fo:text-align="start" style:justify-single-word="false"/>
      <style:text-properties fo:font-size="10pt" officeooo:paragraph-rsid="001d4903" style:font-size-asian="10pt" style:font-size-complex="10pt"/>
    </style:style>
    <style:style style:name="P14" style:family="paragraph" style:parent-style-name="Table_20_Contents" style:list-style-name="L11">
      <style:paragraph-properties fo:text-align="start" style:justify-single-word="false"/>
      <style:text-properties fo:font-size="10pt" officeooo:rsid="001d4903" officeooo:paragraph-rsid="001d4903" style:font-size-asian="10pt" style:font-size-complex="10pt"/>
    </style:style>
    <style:style style:name="P15" style:family="paragraph" style:parent-style-name="Table_20_Contents" style:list-style-name="L11">
      <style:paragraph-properties fo:text-align="start" style:justify-single-word="false"/>
      <style:text-properties fo:font-size="10pt" officeooo:rsid="001d4903" officeooo:paragraph-rsid="0021edaf" style:font-size-asian="10pt" style:font-size-complex="10pt"/>
    </style:style>
    <style:style style:name="P16" style:family="paragraph" style:parent-style-name="Table_20_Contents" style:list-style-name="L11">
      <style:paragraph-properties fo:text-align="start" style:justify-single-word="false"/>
      <style:text-properties fo:font-size="10pt" officeooo:rsid="001ed492" officeooo:paragraph-rsid="001ed492" style:font-size-asian="10pt" style:font-size-complex="10pt"/>
    </style:style>
    <style:style style:name="P17" style:family="paragraph" style:parent-style-name="Table_20_Contents" style:list-style-name="L11">
      <style:paragraph-properties fo:text-align="start" style:justify-single-word="false"/>
      <style:text-properties fo:font-size="10pt" officeooo:rsid="002055c7" officeooo:paragraph-rsid="002055c7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fo:font-weight="bold" officeooo:rsid="001a670e" officeooo:paragraph-rsid="001a670e" style:font-size-asian="10pt" style:font-weight-asian="bold" style:font-size-complex="10pt" style:font-weight-complex="bold"/>
    </style:style>
    <style:style style:name="P19" style:family="paragraph" style:parent-style-name="Table_20_Contents" style:list-style-name="L11">
      <style:paragraph-properties fo:text-align="start" style:justify-single-word="false"/>
      <style:text-properties officeooo:paragraph-rsid="001b581a"/>
    </style:style>
    <style:style style:name="P20" style:family="paragraph" style:parent-style-name="Table_20_Contents" style:list-style-name="L11">
      <style:paragraph-properties fo:text-align="start" style:justify-single-word="false"/>
      <style:text-properties fo:color="#00cc00" style:text-position="0% 100%" fo:font-size="10pt" officeooo:rsid="001b581a" officeooo:paragraph-rsid="001b581a" style:font-size-asian="10pt" style:font-size-complex="10pt"/>
    </style:style>
    <style:style style:name="P21" style:family="paragraph" style:parent-style-name="Table_20_Contents" style:list-style-name="L11">
      <style:paragraph-properties fo:text-align="start" style:justify-single-word="false"/>
      <style:text-properties fo:color="#00cc00" style:text-position="0% 100%" fo:font-size="10pt" officeooo:rsid="0017044f" officeooo:paragraph-rsid="0017044f" style:font-size-asian="10pt" style:font-size-complex="10pt"/>
    </style:style>
    <style:style style:name="P22" style:family="paragraph" style:parent-style-name="Table_20_Contents" style:list-style-name="L11">
      <style:paragraph-properties fo:text-align="start" style:justify-single-word="false"/>
      <style:text-properties fo:color="#00cc00" style:text-position="0% 100%" fo:font-size="10pt" officeooo:rsid="002055c7" officeooo:paragraph-rsid="002055c7" style:font-size-asian="10pt" style:font-size-complex="10pt"/>
    </style:style>
    <style:style style:name="P23" style:family="paragraph" style:parent-style-name="Table_20_Contents" style:list-style-name="L11">
      <style:paragraph-properties fo:text-align="start" style:justify-single-word="false"/>
      <style:text-properties fo:color="#00cc00" fo:font-size="10pt" officeooo:rsid="0017044f" officeooo:paragraph-rsid="0017044f" style:font-size-asian="10pt" style:font-size-complex="10pt"/>
    </style:style>
    <style:style style:name="P24" style:family="paragraph" style:parent-style-name="Table_20_Contents" style:list-style-name="L11">
      <style:paragraph-properties fo:text-align="start" style:justify-single-word="false"/>
      <style:text-properties fo:color="#00cc00" fo:font-size="10pt" officeooo:rsid="00164a8d" officeooo:paragraph-rsid="00164a8d" style:font-size-asian="10pt" style:font-size-complex="10pt"/>
    </style:style>
    <style:style style:name="P25" style:family="paragraph" style:parent-style-name="Table_20_Contents" style:list-style-name="L11">
      <style:paragraph-properties fo:text-align="start" style:justify-single-word="false"/>
      <style:text-properties fo:color="#00cc00" fo:font-size="10pt" officeooo:rsid="001b581a" officeooo:paragraph-rsid="001b581a" style:font-size-asian="10pt" style:font-size-complex="10pt"/>
    </style:style>
    <style:style style:name="P26" style:family="paragraph" style:parent-style-name="Table_20_Contents" style:list-style-name="L11">
      <style:paragraph-properties fo:text-align="start" style:justify-single-word="false"/>
      <style:text-properties fo:color="#00cc00" fo:font-size="10pt" officeooo:rsid="001b581a" officeooo:paragraph-rsid="001d4903" style:font-size-asian="10pt" style:font-size-complex="10pt"/>
    </style:style>
    <style:style style:name="P27" style:family="paragraph" style:parent-style-name="Table_20_Contents" style:list-style-name="L11">
      <style:paragraph-properties fo:text-align="start" style:justify-single-word="false"/>
      <style:text-properties fo:color="#00cc00" fo:font-size="10pt" officeooo:rsid="001d4903" officeooo:paragraph-rsid="001d4903" style:font-size-asian="10pt" style:font-size-complex="10pt"/>
    </style:style>
    <style:style style:name="P28" style:family="paragraph" style:parent-style-name="Table_20_Contents" style:list-style-name="L11">
      <style:paragraph-properties fo:text-align="start" style:justify-single-word="false"/>
      <style:text-properties fo:color="#00cc00" fo:font-size="10pt" officeooo:rsid="001ed492" officeooo:paragraph-rsid="001ed492" style:font-size-asian="10pt" style:font-size-complex="10pt"/>
    </style:style>
    <style:style style:name="P29" style:family="paragraph" style:parent-style-name="Table_20_Contents" style:list-style-name="L11">
      <style:paragraph-properties fo:text-align="start" style:justify-single-word="false"/>
      <style:text-properties fo:color="#00cc00" officeooo:rsid="001b581a" officeooo:paragraph-rsid="001b581a"/>
    </style:style>
    <style:style style:name="P30" style:family="paragraph" style:parent-style-name="Table_20_Contents" style:list-style-name="L11">
      <style:paragraph-properties fo:text-align="start" style:justify-single-word="false"/>
      <style:text-properties fo:color="#ff3300" fo:font-size="10pt" officeooo:rsid="0017044f" officeooo:paragraph-rsid="0017044f" style:font-size-asian="10pt" style:font-size-complex="10pt"/>
    </style:style>
    <style:style style:name="P31" style:family="paragraph" style:parent-style-name="Table_20_Contents" style:list-style-name="L11">
      <style:paragraph-properties fo:text-align="start" style:justify-single-word="false"/>
      <style:text-properties fo:color="#ff3300" fo:font-size="10pt" fo:font-weight="bold" officeooo:rsid="0017044f" officeooo:paragraph-rsid="0017044f" style:font-size-asian="10pt" style:font-weight-asian="bold" style:font-size-complex="10pt" style:font-weight-complex="bold"/>
    </style:style>
    <style:style style:name="P32" style:family="paragraph" style:parent-style-name="Table_20_Contents" style:list-style-name="L11">
      <style:paragraph-properties fo:text-align="start" style:justify-single-word="false"/>
      <style:text-properties fo:color="#ff3300" fo:font-size="10pt" fo:font-weight="bold" officeooo:rsid="002055c7" officeooo:paragraph-rsid="002055c7" style:font-size-asian="10pt" style:font-weight-asian="bold" style:font-size-complex="10pt" style:font-weight-complex="bold"/>
    </style:style>
    <style:style style:name="P33" style:family="paragraph" style:parent-style-name="Table_20_Contents" style:list-style-name="L11">
      <style:paragraph-properties fo:text-align="start" style:justify-single-word="false"/>
      <style:text-properties fo:color="#ff3300" style:text-position="0% 100%" fo:font-size="10pt" officeooo:rsid="0017044f" officeooo:paragraph-rsid="0017044f" style:font-size-asian="10pt" style:font-size-complex="10pt"/>
    </style:style>
    <style:style style:name="P34" style:family="paragraph" style:parent-style-name="Table_20_Contents" style:list-style-name="L11">
      <style:paragraph-properties fo:text-align="start" style:justify-single-word="false"/>
      <style:text-properties fo:color="#cc0000" fo:font-size="10pt" fo:font-weight="bold" officeooo:rsid="00164a8d" officeooo:paragraph-rsid="00164a8d" style:font-size-asian="10pt" style:font-weight-asian="bold" style:font-size-complex="10pt" style:font-weight-complex="bold"/>
    </style:style>
    <style:style style:name="P35" style:family="paragraph" style:parent-style-name="Table_20_Contents" style:list-style-name="L11">
      <style:paragraph-properties fo:text-align="start" style:justify-single-word="false"/>
      <style:text-properties fo:color="#ff0000" fo:font-weight="bold" officeooo:paragraph-rsid="00164a8d" style:font-weight-asian="bold" style:font-weight-complex="bold"/>
    </style:style>
    <style:style style:name="P36" style:family="paragraph" style:parent-style-name="Table_20_Contents" style:list-style-name="L11">
      <style:paragraph-properties fo:text-align="start" style:justify-single-word="false"/>
      <style:text-properties fo:color="#ff0000" fo:font-size="10pt" fo:font-weight="bold" officeooo:rsid="0017044f" officeooo:paragraph-rsid="0017044f" style:font-size-asian="10pt" style:font-weight-asian="bold" style:font-size-complex="10pt" style:font-weight-complex="bold"/>
    </style:style>
    <style:style style:name="P37" style:family="paragraph" style:parent-style-name="Table_20_Contents" style:list-style-name="L11">
      <style:paragraph-properties fo:text-align="start" style:justify-single-word="false"/>
      <style:text-properties fo:color="#ff0000" fo:font-size="10pt" fo:font-weight="bold" officeooo:rsid="001b581a" officeooo:paragraph-rsid="001b581a" style:font-size-asian="10pt" style:font-weight-asian="bold" style:font-size-complex="10pt" style:font-weight-complex="bold"/>
    </style:style>
    <style:style style:name="P38" style:family="paragraph" style:parent-style-name="Table_20_Contents" style:list-style-name="L11">
      <style:paragraph-properties fo:text-align="start" style:justify-single-word="false"/>
      <style:text-properties fo:color="#ff0000" fo:font-size="10pt" fo:font-weight="bold" officeooo:rsid="001ed492" officeooo:paragraph-rsid="001ed492" style:font-size-asian="10pt" style:font-weight-asian="bold" style:font-size-complex="10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d4903"/>
    </style:style>
    <style:style style:name="T3" style:family="text">
      <style:text-properties style:text-position="super 58%" officeooo:rsid="001ed492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d4903"/>
    </style:style>
    <style:style style:name="T6" style:family="text">
      <style:text-properties style:text-position="sub 58%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164a8d" style:font-size-asian="10pt" style:font-size-complex="10pt"/>
    </style:style>
    <style:style style:name="T9" style:family="text">
      <style:text-properties fo:font-size="10pt" officeooo:rsid="001b581a" style:font-size-asian="10pt" style:font-size-complex="10pt"/>
    </style:style>
    <style:style style:name="T10" style:family="text">
      <style:text-properties officeooo:rsid="001b581a"/>
    </style:style>
    <style:style style:name="T11" style:family="text">
      <style:text-properties officeooo:rsid="001d4903"/>
    </style:style>
    <style:style style:name="T12" style:family="text">
      <style:text-properties officeooo:rsid="001ed492"/>
    </style:style>
    <style:style style:name="T13" style:family="text">
      <style:text-properties officeooo:rsid="002055c7"/>
    </style:style>
    <style:style style:name="T14" style:family="text">
      <style:text-properties officeooo:rsid="002341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CLASS</text:p>
          </table:table-cell>
          <table:table-cell table:style-name="Table1.A1" office:value-type="string">
            <text:p text:style-name="P4">NEEDS</text:p>
          </table:table-cell>
          <table:table-cell table:style-name="Table1.C1" office:value-type="string">
            <text:p text:style-name="P18">VALUES</text:p>
          </table:table-cell>
        </table:table-row>
        <table:table-row>
          <table:table-cell table:style-name="Table1.A2" office:value-type="string">
            <text:p text:style-name="P3">ATMOSPHERE/<text:span text:style-name="T13">SKY</text:span></text:p>
          </table:table-cell>
          <table:table-cell table:style-name="Table1.A2" office:value-type="string">
            <text:list xml:id="list1679533728673303757" text:style-name="L11">
              <text:list-item>
                <text:p text:style-name="P30">C<text:span text:style-name="T6">n</text:span><text:span text:style-name="T1">2</text:span><text:span text:style-name="T4">(h) profile</text:span></text:p>
              </text:list-item>
              <text:list-item>
                <text:p text:style-name="P30"><text:span text:style-name="T4">L</text:span><text:span text:style-name="T6">0</text:span><text:span text:style-name="T4">(h) profile</text:span></text:p>
              </text:list-item>
              <text:list-item>
                <text:p text:style-name="P33">Wind speed/direction profile</text:p>
              </text:list-item>
              <text:list-item>
                <text:p text:style-name="P20">Transmission</text:p>
              </text:list-item>
              <text:list-item>
                <text:p text:style-name="P22">sky brightness</text:p>
              </text:list-item>
            </text:list>
          </table:table-cell>
          <table:table-cell table:style-name="Table1.C2" office:value-type="string">
            <text:list xml:id="list144754719433698" text:continue-numbering="true" text:style-name="L11">
              <text:list-item>
                <text:p text:style-name="P8">From MASS/DIMM (where??)</text:p>
              </text:list-item>
              <text:list-item>
                <text:p text:style-name="P8">From MASS/DIMM + assumptions</text:p>
              </text:list-item>
              <text:list-item>
                <text:p text:style-name="P8">From MASS/DIMM</text:p>
              </text:list-item>
              <text:list-item>
                <text:p text:style-name="P8"><text:span text:style-name="T10">0</text:span>.<text:span text:style-name="T10">896 at zenith</text:span></text:p>
              </text:list-item>
              <text:list-item>
                <text:p text:style-name="P17">21.2 mag/arcsec<text:span text:style-name="T1">-1/2</text:span><text:span text:style-name="T4"> at .62 microns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3">TELESCOPE</text:p>
          </table:table-cell>
          <table:table-cell table:style-name="Table1.A2" office:value-type="string">
            <text:list xml:id="list144754486447582" text:continue-numbering="true" text:style-name="L11">
              <text:list-item>
                <text:p text:style-name="P24">Diameter</text:p>
              </text:list-item>
              <text:list-item>
                <text:p text:style-name="P34">Pupil image</text:p>
              </text:list-item>
              <text:list-item>
                <text:p text:style-name="P35"><text:span text:style-name="T8">Overall troughput</text:span></text:p>
              </text:list-item>
              <text:list-item>
                <text:p text:style-name="P29"><text:span text:style-name="T8">T</text:span><text:span text:style-name="T7">elescope jitter</text:span></text:p>
              </text:list-item>
            </text:list>
          </table:table-cell>
          <table:table-cell table:style-name="Table1.C2" office:value-type="string">
            <text:list xml:id="list144753428815091" text:continue-numbering="true" text:style-name="L11">
              <text:list-item>
                <text:p text:style-name="P19"><text:span text:style-name="T9">10.949</text:span></text:p>
              </text:list-item>
              <text:list-item>
                <text:p text:style-name="P10">Image with spiders</text:p>
              </text:list-item>
              <text:list-item>
                <text:p text:style-name="P10">T<text:span text:style-name="T14">ransmission path given in KAON 716</text:span></text:p>
              </text:list-item>
              <text:list-item>
                <text:p text:style-name="P10">20 mas rms</text:p>
              </text:list-item>
            </text:list>
          </table:table-cell>
        </table:table-row>
        <table:table-row>
          <table:table-cell table:style-name="Table1.A2" office:value-type="string">
            <text:p text:style-name="P3">LGS F</text:p>
          </table:table-cell>
          <table:table-cell table:style-name="Table1.A2" office:value-type="string">
            <text:list xml:id="list144752779074443" text:continue-numbering="true" text:style-name="L11">
              <text:list-item>
                <text:p text:style-name="P6">Launch diameter</text:p>
              </text:list-item>
              <text:list-item>
                <text:p text:style-name="P23">Location</text:p>
              </text:list-item>
              <text:list-item>
                <text:p text:style-name="P27">Output power</text:p>
              </text:list-item>
              <text:list-item>
                <text:p text:style-name="P23">Recovered #photons/s/m<text:span text:style-name="T1">2</text:span></text:p>
              </text:list-item>
              <text:list-item>
                <text:p text:style-name="P21">Representative Na structure</text:p>
              </text:list-item>
              <text:list-item>
                <text:p text:style-name="P21">Temporal variability</text:p>
              </text:list-item>
            </text:list>
          </table:table-cell>
          <table:table-cell table:style-name="Table1.C2" office:value-type="string">
            <text:list xml:id="list144754505174896" text:continue-numbering="true" text:style-name="L11">
              <text:list-item>
                <text:p text:style-name="P12"><text:s/></text:p>
              </text:list-item>
              <text:list-item>
                <text:p text:style-name="P13"><text:s/><text:span text:style-name="T11">Center launched behind M2</text:span></text:p>
              </text:list-item>
              <text:list-item>
                <text:p text:style-name="P14">50 W</text:p>
              </text:list-item>
              <text:list-item>
                <text:p text:style-name="P12"><text:s/><text:span text:style-name="T11">100 ph/cm</text:span><text:span text:style-name="T2">2</text:span><text:span text:style-name="T5">/s/Watt delivered to mesosphere</text:span></text:p>
              </text:list-item>
              <text:list-item>
                <text:p text:style-name="P12"><text:s/><text:span text:style-name="T12">90km, 10km thick., 3e9 atoms/cm</text:span><text:span text:style-name="T3">2</text:span></text:p>
              </text:list-item>
              <text:list-item>
                <text:p text:style-name="P16">velocity <text:span text:style-name="T4">&lt; 30m/s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3">LGS WFS</text:p>
          </table:table-cell>
          <table:table-cell table:style-name="Table1.A2" office:value-type="string">
            <text:list xml:id="list144754472453998" text:continue-numbering="true" text:style-name="L11">
              <text:list-item>
                <text:p text:style-name="P23">#sub-apertures</text:p>
              </text:list-item>
              <text:list-item>
                <text:p text:style-name="P30">#pixels/sub-ap.</text:p>
              </text:list-item>
              <text:list-item>
                <text:p text:style-name="P23">Pixel scale</text:p>
              </text:list-item>
              <text:list-item>
                <text:p text:style-name="P36">Layout</text:p>
              </text:list-item>
              <text:list-item>
                <text:p text:style-name="P36">Valid lenslets index</text:p>
              </text:list-item>
              <text:list-item>
                <text:p text:style-name="P23">Wavelength</text:p>
              </text:list-item>
              <text:list-item>
                <text:p text:style-name="P23">Bandwith</text:p>
              </text:list-item>
              <text:list-item>
                <text:p text:style-name="P23">Read out noise</text:p>
              </text:list-item>
              <text:list-item>
                <text:p text:style-name="P25">Dark current</text:p>
              </text:list-item>
              <text:list-item>
                <text:p text:style-name="P23">Sampling time</text:p>
              </text:list-item>
              <text:list-item>
                <text:p text:style-name="P23">Quantum efficiency</text:p>
              </text:list-item>
            </text:list>
          </table:table-cell>
          <table:table-cell table:style-name="Table1.C2" office:value-type="string">
            <text:list xml:id="list144753775018146" text:continue-numbering="true" text:style-name="L11">
              <text:list-item>
                <text:p text:style-name="P10">60</text:p>
              </text:list-item>
              <text:list-item>
                <text:p text:style-name="P10"><text:s/><text:span text:style-name="T11">4x4 ??</text:span></text:p>
              </text:list-item>
              <text:list-item>
                <text:p text:style-name="P10"><text:s/>.705 ''/pixel</text:p>
              </text:list-item>
              <text:list-item>
                <text:p text:style-name="P10"><text:s/></text:p>
              </text:list-item>
              <text:list-item>
                <text:p text:style-name="P10"><text:s/></text:p>
              </text:list-item>
              <text:list-item>
                <text:p text:style-name="P10"><text:s/>.6<text:span text:style-name="T12">89</text:span> microns </text:p>
              </text:list-item>
              <text:list-item>
                <text:p text:style-name="P10"><text:s/>.5 times sampling time</text:p>
              </text:list-item>
              <text:list-item>
                <text:p text:style-name="P10">2.2 e- rms at 900 fps </text:p>
              </text:list-item>
              <text:list-item>
                <text:p text:style-name="P10">265 e-/pix/s</text:p>
              </text:list-item>
              <text:list-item>
                <text:p text:style-name="P10"><text:s/>.0011s</text:p>
              </text:list-item>
              <text:list-item>
                <text:p text:style-name="P10">.<text:span text:style-name="T12">92</text:span> at .<text:span text:style-name="T12">70</text:span> microns (see KAON <text:span text:style-name="T14">716 </text:span>doc.)</text:p>
              </text:list-item>
            </text:list>
          </table:table-cell>
        </table:table-row>
        <table:table-row>
          <table:table-cell table:style-name="Table1.A2" office:value-type="string">
            <text:p text:style-name="P3">TT WFS/<text:span text:style-name="T13">SOURCE</text:span></text:p>
          </table:table-cell>
          <table:table-cell table:style-name="Table1.A2" office:value-type="string">
            <text:list xml:id="list144753998309187" text:continue-numbering="true" text:style-name="L11">
              <text:list-item>
                <text:p text:style-name="P23">Wavelength</text:p>
              </text:list-item>
              <text:list-item>
                <text:p text:style-name="P31"/>
              </text:list-item>
              <text:list-item>
                <text:p text:style-name="P23">#pixels</text:p>
              </text:list-item>
              <text:list-item>
                <text:p text:style-name="P23">Pixel Scale</text:p>
              </text:list-item>
              <text:list-item>
                <text:p text:style-name="P23">Read out noise</text:p>
              </text:list-item>
              <text:list-item>
                <text:p text:style-name="P23">Sampling time</text:p>
              </text:list-item>
              <text:list-item>
                <text:p text:style-name="P31">Quantum efficiency</text:p>
              </text:list-item>
              <text:list-item>
                <text:p text:style-name="P32">separation from center</text:p>
              </text:list-item>
              <text:list-item>
                <text:p text:style-name="P32">Magnitude</text:p>
              </text:list-item>
            </text:list>
          </table:table-cell>
          <table:table-cell table:style-name="Table1.C2" office:value-type="string">
            <text:list xml:id="list144754138226142" text:continue-numbering="true" text:style-name="L11">
              <text:list-item>
                <text:p text:style-name="P12"><text:s/><text:span text:style-name="T11">H</text:span></text:p>
              </text:list-item>
              <text:list-item>
                <text:p text:style-name="P12"><text:s/></text:p>
              </text:list-item>
              <text:list-item>
                <text:p text:style-name="P12"><text:s/><text:span text:style-name="T11">2x2</text:span></text:p>
              </text:list-item>
              <text:list-item>
                <text:p text:style-name="P12"><text:s/><text:span text:style-name="T11">50 mas/pix</text:span></text:p>
              </text:list-item>
              <text:list-item>
                <text:p text:style-name="P12"><text:s/><text:span text:style-name="T11">3.2 e- rms</text:span></text:p>
              </text:list-item>
              <text:list-item>
                <text:p text:style-name="P12"><text:s/><text:span text:style-name="T13">2 kHz</text:span></text:p>
              </text:list-item>
              <text:list-item>
                <text:p text:style-name="P12"><text:s/></text:p>
              </text:list-item>
              <text:list-item>
                <text:p text:style-name="P12"><text:s/></text:p>
              </text:list-item>
              <text:list-item>
                <text:p text:style-name="P12"/>
              </text:list-item>
            </text:list>
          </table:table-cell>
        </table:table-row>
        <table:table-row>
          <table:table-cell table:style-name="Table1.A2" office:value-type="string">
            <text:p text:style-name="P3">T WFS</text:p>
          </table:table-cell>
          <table:table-cell table:style-name="Table1.A2" office:value-type="string">
            <text:list xml:id="list144754417005861" text:continue-numbering="true" text:style-name="L11">
              <text:list-item>
                <text:p text:style-name="P23">#sub-apertures</text:p>
              </text:list-item>
              <text:list-item>
                <text:p text:style-name="P30">#pixels/sub-ap.</text:p>
              </text:list-item>
              <text:list-item>
                <text:p text:style-name="P31">Pixel scale</text:p>
              </text:list-item>
              <text:list-item>
                <text:p text:style-name="P36">Layout</text:p>
              </text:list-item>
              <text:list-item>
                <text:p text:style-name="P36">Valid lenslets index</text:p>
              </text:list-item>
              <text:list-item>
                <text:p text:style-name="P31">Wavelength</text:p>
              </text:list-item>
              <text:list-item>
                <text:p text:style-name="P23">Bandwith</text:p>
              </text:list-item>
              <text:list-item>
                <text:p text:style-name="P23">Read out noise</text:p>
              </text:list-item>
              <text:list-item>
                <text:p text:style-name="P26">Dark current</text:p>
              </text:list-item>
              <text:list-item>
                <text:p text:style-name="P23">Sampling time</text:p>
              </text:list-item>
              <text:list-item>
                <text:p text:style-name="P23">Quantum efficiency</text:p>
              </text:list-item>
            </text:list>
          </table:table-cell>
          <table:table-cell table:style-name="Table1.C2" office:value-type="string">
            <text:list xml:id="list144754004198338" text:continue-numbering="true" text:style-name="L11">
              <text:list-item>
                <text:p text:style-name="P14">5</text:p>
              </text:list-item>
              <text:list-item>
                <text:p text:style-name="P11"><text:span text:style-name="T11">4x4 ??</text:span></text:p>
              </text:list-item>
              <text:list-item>
                <text:p text:style-name="P14"><text:s/></text:p>
              </text:list-item>
              <text:list-item>
                <text:p text:style-name="P14"><text:s/></text:p>
              </text:list-item>
              <text:list-item>
                <text:p text:style-name="P14"><text:s/></text:p>
              </text:list-item>
              <text:list-item>
                <text:p text:style-name="P14"><text:s/></text:p>
              </text:list-item>
              <text:list-item>
                <text:p text:style-name="P15"><text:s/><text:span text:style-name="T10"><text:s/>.5 times sampling time</text:span></text:p>
              </text:list-item>
              <text:list-item>
                <text:p text:style-name="P14"><text:s/>3.7 e- rms at 100 fps</text:p>
              </text:list-item>
              <text:list-item>
                <text:p text:style-name="P14"><text:s/>265 e-/pix/s</text:p>
              </text:list-item>
              <text:list-item>
                <text:p text:style-name="P11"><text:s/>.0011s</text:p>
              </text:list-item>
              <text:list-item>
                <text:p text:style-name="P11">.<text:span text:style-name="T12">92</text:span> at .<text:span text:style-name="T12">70</text:span> microns (see KAON doc.)</text:p>
              </text:list-item>
            </text:list>
          </table:table-cell>
        </table:table-row>
        <table:table-row>
          <table:table-cell table:style-name="Table1.A2" office:value-type="string">
            <text:p text:style-name="P3">DM</text:p>
          </table:table-cell>
          <table:table-cell table:style-name="Table1.A2" office:value-type="string">
            <text:list xml:id="list144754629818550" text:continue-numbering="true" text:style-name="L11">
              <text:list-item>
                <text:p text:style-name="P25">Number of woofer actuators</text:p>
              </text:list-item>
              <text:list-item>
                <text:p text:style-name="P25">Numberof Tweeter actuators</text:p>
              </text:list-item>
              <text:list-item>
                <text:p text:style-name="P25"><text:soft-page-break/>Woofer Peak-to-valley stroke</text:p>
              </text:list-item>
              <text:list-item>
                <text:p text:style-name="P25">Tweeter Peak-to-valley stroke</text:p>
              </text:list-item>
              <text:list-item>
                <text:p text:style-name="P36"><text:span text:style-name="T10">Woofer </text:span>Influence functions</text:p>
              </text:list-item>
              <text:list-item>
                <text:p text:style-name="P37">Tweeter Influence functions</text:p>
              </text:list-item>
              <text:list-item>
                <text:p text:style-name="P36">Actuators location</text:p>
              </text:list-item>
            </text:list>
          </table:table-cell>
          <table:table-cell table:style-name="Table1.C2" office:value-type="string">
            <text:list xml:id="list144754652544116" text:continue-numbering="true" text:style-name="L11">
              <text:list-item>
                <text:p text:style-name="P10">20</text:p>
              </text:list-item>
              <text:list-item>
                <text:p text:style-name="P10">64</text:p>
              </text:list-item>
              <text:list-item>
                <text:p text:style-name="P10"><text:soft-page-break/>4 microns</text:p>
              </text:list-item>
              <text:list-item>
                <text:p text:style-name="P10">1.3 microns</text:p>
              </text:list-item>
              <text:list-item>
                <text:p text:style-name="P10"><text:s/></text:p>
              </text:list-item>
              <text:list-item>
                <text:p text:style-name="P10"><text:s/></text:p>
              </text:list-item>
              <text:list-item>
                <text:p text:style-name="P10"/>
              </text:list-item>
            </text:list>
            <text:p text:style-name="P9"/>
          </table:table-cell>
        </table:table-row>
        <table:table-row>
          <table:table-cell table:style-name="Table1.A2" office:value-type="string">
            <text:p text:style-name="P3">RTC</text:p>
          </table:table-cell>
          <table:table-cell table:style-name="Table1.A2" office:value-type="string">
            <text:list xml:id="list144752721578591" text:continue-numbering="true" text:style-name="L11">
              <text:list-item>
                <text:p text:style-name="P5">Delay</text:p>
              </text:list-item>
              <text:list-item>
                <text:p text:style-name="P30">Controllers types</text:p>
              </text:list-item>
              <text:list-item>
                <text:p text:style-name="P30">Gains</text:p>
              </text:list-item>
              <text:list-item>
                <text:p text:style-name="P30">Reconstructors</text:p>
              </text:list-item>
              <text:list-item>
                <text:p text:style-name="P30">Centroiding algorithm</text:p>
              </text:list-item>
              <text:list-item>
                <text:p text:style-name="P30">offsets/reference slopes</text:p>
              </text:list-item>
            </text:list>
          </table:table-cell>
          <table:table-cell table:style-name="Table1.C2" office:value-type="string">
            <text:list xml:id="list144754150406563" text:continue-numbering="true" text:style-name="L11">
              <text:list-item>
                <text:p text:style-name="P12"><text:span text:style-name="T13">5e-4 s x 2</text:span> </text:p>
              </text:list-item>
              <text:list-item>
                <text:p text:style-name="P12"><text:s/><text:span text:style-name="T13">integrators ?</text:span></text:p>
              </text:list-item>
              <text:list-item>
                <text:p text:style-name="P12"><text:s/>D<text:span text:style-name="T13">ata ?</text:span></text:p>
              </text:list-item>
              <text:list-item>
                <text:p text:style-name="P12"><text:s/>D<text:span text:style-name="T13">ata ?</text:span></text:p>
              </text:list-item>
              <text:list-item>
                <text:p text:style-name="P12"><text:s/>D<text:span text:style-name="T13">ata ?</text:span></text:p>
              </text:list-item>
              <text:list-item>
                <text:p text:style-name="P12">D<text:span text:style-name="T13">ata ?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3">SYSTEM</text:p>
          </table:table-cell>
          <table:table-cell table:style-name="Table1.A2" office:value-type="string">
            <text:list xml:id="list144752948459231" text:continue-numbering="true" text:style-name="L11">
              <text:list-item>
                <text:p text:style-name="P36">DM/WFS mis-registrations: pupil shift, magnification and rotation</text:p>
              </text:list-item>
            </text:list>
          </table:table-cell>
          <table:table-cell table:style-name="Table1.C2" office:value-type="string">
            <text:list xml:id="list144753964417409" text:continue-numbering="true" text:style-name="L11">
              <text:list-item>
                <text:p text:style-name="P12"/>
              </text:list-item>
            </text:list>
          </table:table-cell>
        </table:table-row>
        <table:table-row>
          <table:table-cell table:style-name="Table1.A2" office:value-type="string">
            <text:p text:style-name="P7">Imaging Camera</text:p>
          </table:table-cell>
          <table:table-cell table:style-name="Table1.A2" office:value-type="string">
            <text:list xml:id="list144754533920211" text:continue-numbering="true" text:style-name="L11">
              <text:list-item>
                <text:p text:style-name="P28">Wavelength</text:p>
              </text:list-item>
              <text:list-item>
                <text:p text:style-name="P38">pixel Scale</text:p>
              </text:list-item>
            </text:list>
          </table:table-cell>
          <table:table-cell table:style-name="Table1.C2" office:value-type="string">
            <text:list xml:id="list144754206189582" text:continue-numbering="true" text:style-name="L11">
              <text:list-item>
                <text:p text:style-name="P16">H-band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98cm" style:rel-column-width="13483*"/>
    </style:style>
    <style:style style:name="Table2.B" style:family="table-column">
      <style:table-column-properties style:column-width="10.599cm" style:rel-column-width="40859*"/>
    </style:style>
    <style:style style:name="Table2.C" style:family="table-column">
      <style:table-column-properties style:column-width="2.903cm" style:rel-column-width="1119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MP1" style:family="paragraph" style:parent-style-name="Standard">
      <style:paragraph-properties fo:text-align="center" style:justify-single-word="false"/>
      <style:text-properties fo:font-weight="bold" officeooo:rsid="00164a8d" officeooo:paragraph-rsid="0017d8ae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Table_20_Contents"><draw:frame draw:style-name="Mfr1" draw:name="Image1" text:anchor-type="paragraph" svg:x="0cm" svg:y="-0.042cm" svg:width="3.304cm" svg:height="1.057cm" draw:z-index="1"><draw:image xlink:href="Pictures/10000201000000FA000000503FCB6024.png" xlink:type="simple" xlink:show="embed" xlink:actuate="onLoad"/></draw:frame></text:p>
            </table:table-cell>
            <table:table-cell table:style-name="Table2.A1" office:value-type="string">
              <text:p text:style-name="MP1">LIST OF REQUIRED PARAMETERS FOR KECK PSF-R</text:p>
            </table:table-cell>
            <table:table-cell table:style-name="Table2.C1" office:value-type="string">
              <text:p text:style-name="Table_20_Contents"><draw:frame draw:style-name="Mfr1" draw:name="Image2" text:anchor-type="paragraph" svg:x="0cm" svg:y="0.085cm" svg:width="2.709cm" svg:height="0.873cm" draw:z-index="3"><draw:image xlink:href="Pictures/10000201000000BA0000003C099B96BD.png" xlink:type="simple" xlink:show="embed" xlink:actuate="onLoad"/></draw:frame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Olivier</meta:initial-creator>
    <meta:creation-date>2016-02-11T18:44:17.988362136</meta:creation-date>
    <dc:date>2016-03-08T14:47:52.530592554</dc:date>
    <dc:creator>MARTIN Olivier</dc:creator>
    <meta:editing-duration>PT57M20S</meta:editing-duration>
    <meta:editing-cycles>11</meta:editing-cycles>
    <meta:generator>LibreOffice/4.3.7.2$Linux_X86_64 LibreOffice_project/430$Build-2</meta:generator>
    <meta:document-statistic meta:table-count="2" meta:image-count="2" meta:object-count="0" meta:page-count="2" meta:paragraph-count="137" meta:word-count="400" meta:character-count="1914" meta:non-whitespace-character-count="1721"/>
  </office:meta>
</office:document-meta>
</file>